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7916666666666665in"/>
    </style:style>
    <style:style style:name="co6" style:family="table-column">
      <style:table-column-properties fo:break-before="auto" style:column-width="1.65625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classification">
      <style:table-properties table:display="true" style:writing-mode="lr-tb"/>
    </style:style>
    <style:style style:name="ta3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472">
            <text:p>472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545">
            <text:p>54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535">
            <text:p>4535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892">
            <text:p>289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6889">
            <text:p>6889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1178">
            <text:p>11178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982">
            <text:p>198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936">
            <text:p>936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77">
            <text:p>1277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4884">
            <text:p>4884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192">
            <text:p>1119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822">
            <text:p>1822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9483">
            <text:p>19483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22">
            <text:p>42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5711">
            <text:p>45711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786">
            <text:p>2786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7234">
            <text:p>7234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5449">
            <text:p>5449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579">
            <text:p>457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420">
            <text:p>94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45854</text:p>
          </table:table-cell>
        </table:table-row>
      </table:table>
      <table:table table:name="classification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413">
            <text:p>413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35">
            <text:p>33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9103">
            <text:p>1910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3103">
            <text:p>23103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045">
            <text:p>1045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1227">
            <text:p>31227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3890">
            <text:p>13890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56738">
            <text:p>5673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45854</text:p>
          </table:table-cell>
        </table:table-row>
      </table:table>
      <table:table table:name="day-of-week" table:style-name="ta3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7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1543">
            <text:p>2154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054">
            <text:p>2105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1217">
            <text:p>2121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056">
            <text:p>2105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119">
            <text:p>2311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0213">
            <text:p>2021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652">
            <text:p>176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58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